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13cm"/>
    </style:style>
    <style:style style:name="Tableau1.B" style:family="table-column">
      <style:table-column-properties style:column-width="3.598cm"/>
    </style:style>
    <style:style style:name="Tableau1.C" style:family="table-column">
      <style:table-column-properties style:column-width="10.0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81cm"/>
    </style:style>
    <style:style style:name="Tableau2.B" style:family="table-column">
      <style:table-column-properties style:column-width="13.20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5.609cm"/>
    </style:style>
    <style:style style:name="Tableau5.B" style:family="table-column">
      <style:table-column-properties style:column-width="5.98cm"/>
    </style:style>
    <style:style style:name="Tableau5.C" style:family="table-column">
      <style:table-column-properties style:column-width="3.916cm"/>
    </style:style>
    <style:style style:name="Tableau5.D" style:family="table-column">
      <style:table-column-properties style:column-width="1.508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99cm"/>
    </style:style>
    <style:style style:name="Tableau3.B" style:family="table-column">
      <style:table-column-properties style:column-width="1.799cm"/>
    </style:style>
    <style:style style:name="Tableau3.C" style:family="table-column">
      <style:table-column-properties style:column-width="12.22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598cm"/>
    </style:style>
    <style:style style:name="Tableau4.B" style:family="table-column">
      <style:table-column-properties style:column-width="2.011cm"/>
    </style:style>
    <style:style style:name="Tableau4.C" style:family="table-column">
      <style:table-column-properties style:column-width="9.393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5.609cm"/>
    </style:style>
    <style:style style:name="Tableau6.B" style:family="table-column">
      <style:table-column-properties style:column-width="6.297cm"/>
    </style:style>
    <style:style style:name="Tableau6.C" style:family="table-column">
      <style:table-column-properties style:column-width="5.10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officeooo:rsid="001d7434" officeooo:paragraph-rsid="001d7434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26798b" officeooo:paragraph-rsid="0026798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26798b" officeooo:paragraph-rsid="0037543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6798b" officeooo:paragraph-rsid="0039953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6798b" officeooo:paragraph-rsid="003b49f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6798b" officeooo:paragraph-rsid="004ef5f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50fa85" officeooo:paragraph-rsid="0050fa8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fo:font-style="italic" fo:font-weight="bold" officeooo:rsid="001d7434" officeooo:paragraph-rsid="001d7434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fo:font-size="12pt" fo:font-style="italic" fo:font-weight="bold" officeooo:rsid="001d7434" officeooo:paragraph-rsid="003ed983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fo:font-size="12pt" fo:font-style="italic" fo:font-weight="bold" officeooo:rsid="001d7434" officeooo:paragraph-rsid="00595369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fo:font-size="12pt" fo:font-style="italic" fo:font-weight="bold" officeooo:rsid="001e591e" officeooo:paragraph-rsid="003ed983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font-size="12pt" fo:font-style="italic" fo:font-weight="bold" officeooo:rsid="001e591e" officeooo:paragraph-rsid="001e591e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font-size="12pt" fo:font-style="italic" fo:font-weight="bold" officeooo:rsid="001e591e" officeooo:paragraph-rsid="005e41fe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font-size="12pt" fo:font-style="italic" fo:font-weight="bold" officeooo:rsid="00215b18" officeooo:paragraph-rsid="003ed983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font-size="12pt" fo:font-style="italic" fo:font-weight="bold" officeooo:rsid="00215b18" officeooo:paragraph-rsid="00215b18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text-properties fo:font-size="12pt" fo:font-style="italic" fo:font-weight="bold" officeooo:rsid="00215b18" officeooo:paragraph-rsid="005e41fe" style:font-size-asian="10.5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text-properties fo:font-size="12pt" fo:font-style="italic" fo:font-weight="bold" officeooo:rsid="0022bb06" officeooo:paragraph-rsid="003ed983" style:font-size-asian="10.5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text-properties fo:font-size="12pt" fo:font-style="italic" fo:font-weight="bold" officeooo:rsid="0022bb06" officeooo:paragraph-rsid="0022bb06" style:font-size-asian="10.5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text-properties fo:font-size="12pt" fo:font-style="italic" fo:font-weight="bold" officeooo:rsid="0022bb06" officeooo:paragraph-rsid="005fd821" style:font-size-asian="10.5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text-properties fo:font-size="12pt" fo:font-style="italic" fo:font-weight="bold" officeooo:rsid="00157d66" officeooo:paragraph-rsid="002ff1a1" style:font-size-asian="10.5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fo:font-size="12pt" fo:font-style="italic" fo:font-weight="bold" officeooo:rsid="00157d66" officeooo:paragraph-rsid="00338b1a" style:font-size-asian="10.5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fo:font-size="12pt" fo:font-style="italic" fo:font-weight="bold" officeooo:rsid="00157d66" officeooo:paragraph-rsid="00375431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text-properties fo:font-size="12pt" fo:font-style="italic" fo:font-weight="bold" officeooo:rsid="0018e106" officeooo:paragraph-rsid="00338b1a" style:font-size-asian="10.5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text-properties fo:font-size="12pt" fo:font-style="italic" fo:font-weight="bold" officeooo:rsid="0018e106" officeooo:paragraph-rsid="003b49f7" style:font-size-asian="10.5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text-properties fo:font-size="12pt" fo:font-style="italic" fo:font-weight="bold" officeooo:rsid="0017e9d2" officeooo:paragraph-rsid="00375431" style:font-size-asian="10.5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text-properties fo:font-size="12pt" fo:font-style="italic" fo:font-weight="bold" officeooo:rsid="002d1f5d" officeooo:paragraph-rsid="00375431" style:font-size-asian="10.5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text-properties fo:font-size="12pt" fo:font-style="italic" fo:font-weight="bold" officeooo:rsid="0026798b" officeooo:paragraph-rsid="002ff1a1" style:font-size-asian="10.5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text-properties fo:font-size="12pt" fo:font-style="italic" fo:font-weight="bold" officeooo:rsid="0028416c" officeooo:paragraph-rsid="002ff1a1" style:font-size-asian="10.5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text-properties fo:font-size="12pt" fo:font-style="italic" fo:font-weight="bold" officeooo:rsid="004af721" officeooo:paragraph-rsid="004af721" style:font-size-asian="10.5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text-properties fo:font-size="12pt" fo:font-style="italic" fo:font-weight="bold" officeooo:rsid="004af721" officeooo:paragraph-rsid="004d2ac2" style:font-size-asian="10.5pt" style:font-style-asian="italic" style:font-weight-asian="bold" style:font-size-complex="12pt" style:font-style-complex="italic" style:font-weight-complex="bold"/>
    </style:style>
    <style:style style:name="P31" style:family="paragraph" style:parent-style-name="Standard">
      <style:text-properties fo:font-size="12pt" fo:font-style="italic" fo:font-weight="bold" officeooo:rsid="004e9b5c" officeooo:paragraph-rsid="004e9b5c" style:font-size-asian="10.5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style:text-properties fo:font-size="12pt" fo:font-style="italic" fo:font-weight="bold" officeooo:rsid="00622990" officeooo:paragraph-rsid="0063a6fb" style:font-size-asian="10.5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text-properties fo:font-size="12pt" fo:font-style="italic" fo:font-weight="normal" officeooo:rsid="002d1f5d" officeooo:paragraph-rsid="00375431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fo:font-size="12pt" fo:font-style="italic" fo:font-weight="normal" officeooo:rsid="00157d66" officeooo:paragraph-rsid="00375431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fo:font-size="12pt" fo:font-style="italic" fo:font-weight="normal" officeooo:rsid="0017e9d2" officeooo:paragraph-rsid="00375431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fo:font-size="12pt" fo:font-style="italic" fo:font-weight="normal" officeooo:rsid="0018e106" officeooo:paragraph-rsid="003b49f7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fo:font-size="12pt" fo:font-style="italic" fo:font-weight="normal" officeooo:rsid="001d7434" officeooo:paragraph-rsid="003ed983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text-properties fo:font-size="12pt" fo:font-style="italic" fo:font-weight="normal" officeooo:rsid="001e591e" officeooo:paragraph-rsid="003ed983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text-properties fo:font-size="12pt" fo:font-style="italic" fo:font-weight="normal" officeooo:rsid="00215b18" officeooo:paragraph-rsid="003ed983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text-properties fo:font-size="12pt" fo:font-style="italic" fo:font-weight="normal" officeooo:rsid="004af721" officeooo:paragraph-rsid="004af721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text-properties fo:font-size="12pt" fo:font-style="italic" fo:font-weight="normal" officeooo:rsid="004af721" officeooo:paragraph-rsid="004d2ac2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text-properties fo:font-size="12pt" fo:font-style="italic" fo:font-weight="normal" officeooo:rsid="0022bb06" officeooo:paragraph-rsid="004049ca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text-properties fo:font-size="12pt" fo:font-style="italic" fo:font-weight="normal" officeooo:rsid="00622990" officeooo:paragraph-rsid="00622990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text-properties fo:font-size="12pt" fo:font-style="italic" fo:font-weight="normal" officeooo:rsid="0030f1d8" officeooo:paragraph-rsid="0030f1d8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fo:font-size="12pt" fo:font-style="italic" fo:font-weight="normal" officeooo:rsid="0030f1d8" officeooo:paragraph-rsid="00351312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text-properties fo:font-size="12pt" fo:font-style="italic" fo:font-weight="normal" officeooo:rsid="00157d66" officeooo:paragraph-rsid="0037d340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text-properties fo:font-size="12pt" fo:font-style="italic" fo:font-weight="normal" officeooo:rsid="00157d66" officeooo:paragraph-rsid="00396b31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text-properties fo:font-size="12pt" fo:font-style="italic" fo:font-weight="normal" officeooo:rsid="00351312" officeooo:paragraph-rsid="00351312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text-properties fo:font-size="12pt" fo:font-style="italic" fo:font-weight="normal" officeooo:rsid="004e9b5c" officeooo:paragraph-rsid="004e9b5c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text-properties fo:font-size="12pt" fo:font-style="normal" fo:font-weight="normal" officeooo:rsid="001d7434" officeooo:paragraph-rsid="001d7434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font-size="12pt" fo:font-style="normal" fo:font-weight="normal" officeooo:rsid="001d7434" officeooo:paragraph-rsid="00408a2c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font-size="12pt" fo:font-style="normal" fo:font-weight="normal" officeooo:rsid="001d7434" officeooo:paragraph-rsid="00595369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font-size="12pt" fo:font-style="normal" fo:font-weight="normal" officeooo:rsid="001e591e" officeooo:paragraph-rsid="001e591e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size="12pt" fo:font-style="normal" fo:font-weight="normal" officeooo:rsid="001e591e" officeooo:paragraph-rsid="00408a2c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font-size="12pt" fo:font-style="normal" fo:font-weight="normal" officeooo:rsid="00215b18" officeooo:paragraph-rsid="00215b18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font-size="12pt" fo:font-style="normal" fo:font-weight="normal" officeooo:rsid="00215b18" officeooo:paragraph-rsid="0043db47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font-size="12pt" fo:font-style="normal" fo:font-weight="normal" officeooo:rsid="00215b18" officeooo:paragraph-rsid="0046f778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font-size="12pt" fo:font-style="normal" fo:font-weight="normal" officeooo:rsid="0022bb06" officeooo:paragraph-rsid="0022bb06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font-size="12pt" fo:font-style="normal" fo:font-weight="normal" officeooo:rsid="0022bb06" officeooo:paragraph-rsid="0043db47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font-size="12pt" fo:font-style="normal" fo:font-weight="normal" officeooo:rsid="0022bb06" officeooo:paragraph-rsid="0046f778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font-size="12pt" fo:font-style="normal" fo:font-weight="normal" officeooo:rsid="0040b118" officeooo:paragraph-rsid="0046f778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font-size="12pt" fo:font-style="normal" fo:font-weight="normal" officeooo:rsid="0026798b" officeooo:paragraph-rsid="002ff1a1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font-size="12pt" fo:font-style="normal" fo:font-weight="normal" officeooo:rsid="0028416c" officeooo:paragraph-rsid="002ff1a1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normal" fo:font-weight="normal" officeooo:rsid="0018e106" officeooo:paragraph-rsid="004ef5f0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fo:font-size="12pt" fo:font-style="normal" fo:font-weight="normal" officeooo:rsid="00554ae8" officeooo:paragraph-rsid="00554ae8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fo:font-size="12pt" fo:font-style="normal" fo:font-weight="bold" officeooo:rsid="0018e106" officeooo:paragraph-rsid="0035d662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text-properties fo:font-size="12pt" fo:font-weight="bold" officeooo:rsid="00157d66" officeooo:paragraph-rsid="0035d662" style:font-size-asian="10.5pt" style:font-weight-asian="bold" style:font-size-complex="12pt" style:font-weight-complex="bold"/>
    </style:style>
    <style:style style:name="P68" style:family="paragraph" style:parent-style-name="Standard">
      <style:text-properties fo:font-size="12pt" fo:font-weight="bold" officeooo:rsid="001d7434" officeooo:paragraph-rsid="001d7434" style:font-size-asian="12pt" style:font-weight-asian="bold" style:font-size-complex="12pt" style:font-weight-complex="bold"/>
    </style:style>
    <style:style style:name="P69" style:family="paragraph" style:parent-style-name="Standard">
      <style:text-properties fo:font-size="12pt" fo:font-weight="bold" officeooo:rsid="001d7434" officeooo:paragraph-rsid="00561c04" style:font-size-asian="12pt" style:font-weight-asian="bold" style:font-size-complex="12pt" style:font-weight-complex="bold"/>
    </style:style>
    <style:style style:name="P70" style:family="paragraph" style:parent-style-name="Standard">
      <style:text-properties fo:font-size="12pt" fo:font-weight="bold" officeooo:rsid="006e0931" officeooo:paragraph-rsid="006e0931" style:font-size-asian="12pt" style:font-weight-asian="bold" style:font-size-complex="12pt" style:font-weight-complex="bold"/>
    </style:style>
    <style:style style:name="P71" style:family="paragraph" style:parent-style-name="Standard">
      <style:text-properties fo:font-size="12pt" fo:font-weight="normal" officeooo:rsid="00157d66" officeooo:paragraph-rsid="00351312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157d66" officeooo:paragraph-rsid="0035d662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18e106" officeooo:paragraph-rsid="00351312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18e106" officeooo:paragraph-rsid="00157d66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18e106" officeooo:paragraph-rsid="0035d662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18e106" officeooo:paragraph-rsid="003b49f7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18e106" officeooo:paragraph-rsid="003c92d6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18e106" officeooo:paragraph-rsid="004ef5f0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48cde4" officeooo:paragraph-rsid="0048cde4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48cde4" officeooo:paragraph-rsid="004917ef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4e9b5c" officeooo:paragraph-rsid="004e9b5c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502a27" officeooo:paragraph-rsid="00502a27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6pt" fo:font-weight="bold" officeooo:rsid="00157d66" officeooo:paragraph-rsid="00157d66" style:font-size-asian="16pt" style:font-weight-asian="bold" style:font-size-complex="16pt" style:font-weight-complex="bold"/>
    </style:style>
    <style:style style:name="P84" style:family="paragraph" style:parent-style-name="Standard">
      <style:text-properties fo:font-size="16pt" fo:font-style="normal" fo:font-weight="bold" officeooo:rsid="0018e106" officeooo:paragraph-rsid="0035d662" style:font-size-asian="16pt" style:font-style-asian="normal" style:font-weight-asian="bold" style:font-size-complex="16pt" style:font-style-complex="normal" style:font-weight-complex="bold"/>
    </style:style>
    <style:style style:name="P85" style:family="paragraph" style:parent-style-name="Standard">
      <style:text-properties fo:color="#b2b2b2" fo:font-size="12pt" fo:font-style="italic" fo:font-weight="normal" officeooo:rsid="0060c80f" officeooo:paragraph-rsid="0060c80f" style:font-size-asian="10.5pt" style:font-style-asian="italic" style:font-weight-asian="normal" style:font-size-complex="12pt" style:font-style-complex="italic" style:font-weight-complex="normal"/>
    </style:style>
    <style:style style:name="P86" style:family="paragraph" style:parent-style-name="Standard">
      <style:text-properties fo:color="#b2b2b2" fo:font-size="12pt" fo:font-style="italic" fo:font-weight="normal" officeooo:rsid="00622990" officeooo:paragraph-rsid="00622990" style:font-size-asian="10.5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break-before="page"/>
      <style:text-properties fo:font-size="16pt" fo:font-style="normal" fo:font-weight="bold" officeooo:rsid="00157d66" officeooo:paragraph-rsid="0035d662" style:font-size-asian="16pt" style:font-style-asian="normal" style:font-weight-asian="bold" style:font-size-complex="16pt" style:font-style-complex="normal" style:font-weight-complex="bold"/>
    </style:style>
    <style:style style:name="P88" style:family="paragraph" style:parent-style-name="Standard">
      <style:paragraph-properties fo:break-before="page"/>
      <style:text-properties fo:font-size="16pt" fo:font-style="normal" fo:font-weight="bold" officeooo:rsid="0018e106" officeooo:paragraph-rsid="0035d662" style:font-size-asian="16pt" style:font-style-asian="normal" style:font-weight-asian="bold" style:font-size-complex="16pt" style:font-style-complex="normal" style:font-weight-complex="bold"/>
    </style:style>
    <style:style style:name="P89" style:family="paragraph" style:parent-style-name="Standard">
      <style:paragraph-properties fo:break-before="page"/>
      <style:text-properties fo:font-size="16pt" fo:font-style="normal" fo:font-weight="bold" officeooo:rsid="0018e106" officeooo:paragraph-rsid="004ef5f0" style:font-size-asian="16pt" style:font-style-asian="normal" style:font-weight-asian="bold" style:font-size-complex="16pt" style:font-style-complex="normal" style:font-weight-complex="bold"/>
    </style:style>
    <style:style style:name="P90" style:family="paragraph" style:parent-style-name="Table_20_Contents">
      <style:text-properties fo:font-size="14pt" officeooo:rsid="002ff1a1" officeooo:paragraph-rsid="002ff1a1" style:font-size-asian="14pt" style:font-size-complex="14pt"/>
    </style:style>
    <style:style style:name="P91" style:family="paragraph" style:parent-style-name="Table_20_Contents">
      <style:text-properties fo:font-size="14pt" officeooo:rsid="002ff1a1" officeooo:paragraph-rsid="003b49f7" style:font-size-asian="14pt" style:font-size-complex="14pt"/>
    </style:style>
    <style:style style:name="P92" style:family="paragraph" style:parent-style-name="Table_20_Contents">
      <style:text-properties fo:font-size="14pt" officeooo:rsid="003b49f7" officeooo:paragraph-rsid="003b49f7" style:font-size-asian="14pt" style:font-size-complex="14pt"/>
    </style:style>
    <style:style style:name="P93" style:family="paragraph" style:parent-style-name="Table_20_Contents">
      <style:text-properties fo:font-size="14pt" officeooo:rsid="003c92d6" officeooo:paragraph-rsid="003c92d6" style:font-size-asian="14pt" style:font-size-complex="14pt"/>
    </style:style>
    <style:style style:name="P94" style:family="paragraph" style:parent-style-name="Table_20_Contents">
      <style:text-properties fo:font-size="14pt" officeooo:rsid="003d727f" officeooo:paragraph-rsid="003d727f" style:font-size-asian="14pt" style:font-size-complex="14pt"/>
    </style:style>
    <style:style style:name="P95" style:family="paragraph" style:parent-style-name="Table_20_Contents">
      <style:text-properties fo:font-size="14pt" officeooo:rsid="003ed983" officeooo:paragraph-rsid="003ed983" style:font-size-asian="14pt" style:font-size-complex="14pt"/>
    </style:style>
    <style:style style:name="P96" style:family="paragraph" style:parent-style-name="Table_20_Contents">
      <style:text-properties fo:font-size="14pt" officeooo:rsid="00408a2c" officeooo:paragraph-rsid="00408a2c" style:font-size-asian="14pt" style:font-size-complex="14pt"/>
    </style:style>
    <style:style style:name="P97" style:family="paragraph" style:parent-style-name="Table_20_Contents">
      <style:text-properties fo:font-size="14pt" officeooo:rsid="00432efc" officeooo:paragraph-rsid="00432efc" style:font-size-asian="14pt" style:font-size-complex="14pt"/>
    </style:style>
    <style:style style:name="P98" style:family="paragraph" style:parent-style-name="Table_20_Contents">
      <style:text-properties fo:font-size="12pt" officeooo:rsid="0037d340" officeooo:paragraph-rsid="0037d340" style:font-size-asian="12pt" style:font-size-complex="12pt"/>
    </style:style>
    <style:style style:name="P99" style:family="paragraph" style:parent-style-name="Table_20_Contents">
      <style:text-properties fo:font-size="12pt" officeooo:rsid="0037d340" officeooo:paragraph-rsid="004d2ac2" style:font-size-asian="12pt" style:font-size-complex="12pt"/>
    </style:style>
    <style:style style:name="P100" style:family="paragraph" style:parent-style-name="Table_20_Contents">
      <style:text-properties fo:font-size="12pt" officeooo:rsid="00408a2c" officeooo:paragraph-rsid="00408a2c" style:font-size-asian="12pt" style:font-size-complex="12pt"/>
    </style:style>
    <style:style style:name="P101" style:family="paragraph" style:parent-style-name="Table_20_Contents">
      <style:text-properties fo:font-size="12pt" officeooo:rsid="00432efc" officeooo:paragraph-rsid="00432efc" style:font-size-asian="12pt" style:font-size-complex="12pt"/>
    </style:style>
    <style:style style:name="P102" style:family="paragraph" style:parent-style-name="Table_20_Contents">
      <style:text-properties fo:font-size="12pt" officeooo:rsid="0040b118" officeooo:paragraph-rsid="0040b118" style:font-size-asian="10.5pt" style:font-size-complex="12pt"/>
    </style:style>
    <style:style style:name="P103" style:family="paragraph" style:parent-style-name="Table_20_Contents">
      <style:text-properties fo:font-size="12pt" officeooo:rsid="00413b6d" officeooo:paragraph-rsid="00413b6d" style:font-size-asian="10.5pt" style:font-size-complex="12pt"/>
    </style:style>
    <style:style style:name="P104" style:family="paragraph" style:parent-style-name="Table_20_Contents">
      <style:text-properties fo:font-size="12pt" officeooo:rsid="0068e290" officeooo:paragraph-rsid="0068e290" style:font-size-asian="10.5pt" style:font-size-complex="12pt"/>
    </style:style>
    <style:style style:name="P105" style:family="paragraph" style:parent-style-name="Table_20_Contents">
      <style:text-properties fo:font-size="16pt" officeooo:rsid="00338b1a" officeooo:paragraph-rsid="00338b1a" style:font-size-asian="16pt" style:font-size-complex="16pt"/>
    </style:style>
    <style:style style:name="P106" style:family="paragraph" style:parent-style-name="Standard">
      <style:text-properties fo:font-size="12pt" fo:font-style="normal" fo:font-weight="normal" officeooo:rsid="0022bb06" officeooo:paragraph-rsid="0022bb06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022bb06" officeooo:paragraph-rsid="00731559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022bb06" officeooo:paragraph-rsid="0073fdc4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022bb06" officeooo:paragraph-rsid="0076b4b9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022bb06" officeooo:paragraph-rsid="00774ce2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01d7434" officeooo:paragraph-rsid="00759e09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01d7434" officeooo:paragraph-rsid="005acca9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01d7434" officeooo:paragraph-rsid="007f2db8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01d7434" officeooo:paragraph-rsid="007fb091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01d7434" officeooo:paragraph-rsid="0080d3e3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01d7434" officeooo:paragraph-rsid="008163f4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01d7434" officeooo:paragraph-rsid="00831518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01d7434" officeooo:paragraph-rsid="0084aa9a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01d7434" officeooo:paragraph-rsid="008517af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01d7434" officeooo:paragraph-rsid="00866d63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01d7434" officeooo:paragraph-rsid="008814b4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07f1c79" officeooo:paragraph-rsid="007f1c79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0883088" officeooo:paragraph-rsid="00883088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italic" fo:font-weight="bold" officeooo:rsid="0022bb06" officeooo:paragraph-rsid="00731559" style:font-size-asian="10.5pt" style:font-style-asian="italic" style:font-weight-asian="bold" style:font-size-complex="12pt" style:font-style-complex="italic" style:font-weight-complex="bold"/>
    </style:style>
    <style:style style:name="P125" style:family="paragraph" style:parent-style-name="Standard">
      <style:text-properties fo:font-size="12pt" fo:font-style="italic" fo:font-weight="bold" officeooo:rsid="0022bb06" officeooo:paragraph-rsid="0076b4b9" style:font-size-asian="10.5pt" style:font-style-asian="italic" style:font-weight-asian="bold" style:font-size-complex="12pt" style:font-style-complex="italic" style:font-weight-complex="bold"/>
    </style:style>
    <style:style style:name="P126" style:family="paragraph" style:parent-style-name="Standard">
      <style:text-properties fo:font-size="12pt" fo:font-style="italic" fo:font-weight="bold" officeooo:rsid="00622990" officeooo:paragraph-rsid="00731559" style:font-size-asian="10.5pt" style:font-style-asian="italic" style:font-weight-asian="bold" style:font-size-complex="12pt" style:font-style-complex="italic" style:font-weight-complex="bold"/>
    </style:style>
    <style:style style:name="P127" style:family="paragraph" style:parent-style-name="Standard">
      <style:text-properties fo:font-size="12pt" fo:font-style="italic" fo:font-weight="bold" officeooo:rsid="00759e09" officeooo:paragraph-rsid="0076b4b9" style:font-size-asian="10.5pt" style:font-style-asian="italic" style:font-weight-asian="bold" style:font-size-complex="12pt" style:font-style-complex="italic" style:font-weight-complex="bold"/>
    </style:style>
    <style:style style:name="P128" style:family="paragraph" style:parent-style-name="Standard">
      <style:text-properties fo:font-size="12pt" fo:font-style="italic" fo:font-weight="bold" officeooo:rsid="00759e09" officeooo:paragraph-rsid="007aff5e" style:font-size-asian="10.5pt" style:font-style-asian="italic" style:font-weight-asian="bold" style:font-size-complex="12pt" style:font-style-complex="italic" style:font-weight-complex="bold"/>
    </style:style>
    <style:style style:name="P129" style:family="paragraph" style:parent-style-name="Standard">
      <style:text-properties fo:font-size="12pt" fo:font-style="italic" fo:font-weight="bold" officeooo:rsid="007f1c79" officeooo:paragraph-rsid="007f1c79" style:font-size-asian="10.5pt" style:font-style-asian="italic" style:font-weight-asian="bold" style:font-size-complex="12pt" style:font-style-complex="italic" style:font-weight-complex="bold"/>
    </style:style>
    <style:style style:name="P130" style:family="paragraph" style:parent-style-name="Standard">
      <style:text-properties fo:font-size="12pt" fo:font-style="italic" fo:font-weight="bold" officeooo:rsid="00535cbc" officeooo:paragraph-rsid="00535cbc" style:font-size-asian="10.5pt" style:font-style-asian="italic" style:font-weight-asian="bold" style:font-size-complex="12pt" style:font-style-complex="italic" style:font-weight-complex="bold"/>
    </style:style>
    <style:style style:name="P131" style:family="paragraph" style:parent-style-name="Standard">
      <style:text-properties fo:font-size="12pt" fo:font-style="italic" fo:font-weight="bold" officeooo:rsid="001d7434" officeooo:paragraph-rsid="007f2db8" style:font-size-asian="10.5pt" style:font-style-asian="italic" style:font-weight-asian="bold" style:font-size-complex="12pt" style:font-style-complex="italic" style:font-weight-complex="bold"/>
    </style:style>
    <style:style style:name="P132" style:family="paragraph" style:parent-style-name="Standard">
      <style:text-properties fo:font-size="12pt" fo:font-style="italic" fo:font-weight="bold" officeooo:rsid="001d7434" officeooo:paragraph-rsid="008163f4" style:font-size-asian="10.5pt" style:font-style-asian="italic" style:font-weight-asian="bold" style:font-size-complex="12pt" style:font-style-complex="italic" style:font-weight-complex="bold"/>
    </style:style>
    <style:style style:name="P133" style:family="paragraph" style:parent-style-name="Standard">
      <style:text-properties fo:font-size="12pt" fo:font-style="italic" fo:font-weight="bold" officeooo:rsid="001d7434" officeooo:paragraph-rsid="0084aa9a" style:font-size-asian="10.5pt" style:font-style-asian="italic" style:font-weight-asian="bold" style:font-size-complex="12pt" style:font-style-complex="italic" style:font-weight-complex="bold"/>
    </style:style>
    <style:style style:name="P134" style:family="paragraph" style:parent-style-name="Standard">
      <style:text-properties fo:font-size="12pt" fo:font-style="italic" fo:font-weight="bold" officeooo:rsid="001d7434" officeooo:paragraph-rsid="00866d63" style:font-size-asian="10.5pt" style:font-style-asian="italic" style:font-weight-asian="bold" style:font-size-complex="12pt" style:font-style-complex="italic" style:font-weight-complex="bold"/>
    </style:style>
    <style:style style:name="P135" style:family="paragraph" style:parent-style-name="Standard">
      <style:text-properties fo:font-size="12pt" fo:font-style="italic" fo:font-weight="normal" officeooo:rsid="00535cbc" officeooo:paragraph-rsid="00535cbc" style:font-size-asian="10.5pt" style:font-style-asian="italic" style:font-weight-asian="normal" style:font-size-complex="12pt" style:font-style-complex="italic" style:font-weight-complex="normal"/>
    </style:style>
    <style:style style:name="P136" style:family="paragraph" style:parent-style-name="Standard">
      <style:text-properties fo:font-size="12pt" fo:font-style="italic" fo:font-weight="normal" officeooo:rsid="007f1c79" officeooo:paragraph-rsid="007f1c79" style:font-size-asian="10.5pt" style:font-style-asian="italic" style:font-weight-asian="normal" style:font-size-complex="12pt" style:font-style-complex="italic" style:font-weight-complex="normal"/>
    </style:style>
    <style:style style:name="P137" style:family="paragraph" style:parent-style-name="Standard">
      <style:text-properties fo:color="#b2b2b2" fo:font-size="12pt" fo:font-style="italic" fo:font-weight="normal" officeooo:rsid="00622990" officeooo:paragraph-rsid="00622990" style:font-size-asian="10.5pt" style:font-style-asian="italic" style:font-weight-asian="normal" style:font-size-complex="12pt" style:font-style-complex="italic" style:font-weight-complex="normal"/>
    </style:style>
    <style:style style:name="P138" style:family="paragraph" style:parent-style-name="Standard">
      <style:text-properties style:use-window-font-color="true" fo:font-size="12pt" fo:font-style="italic" fo:font-weight="normal" officeooo:rsid="00759e09" officeooo:paragraph-rsid="00759e09" style:font-size-asian="10.5pt" style:font-style-asian="italic" style:font-weight-asian="normal" style:font-size-complex="12pt" style:font-style-complex="italic" style:font-weight-complex="normal"/>
    </style:style>
    <style:style style:name="P139" style:family="paragraph" style:parent-style-name="Table_20_Contents">
      <style:text-properties fo:font-size="12pt" officeooo:rsid="00759e09" officeooo:paragraph-rsid="00759e09" style:font-size-asian="10.5pt" style:font-size-complex="12pt"/>
    </style:style>
    <style:style style:name="P140" style:family="paragraph" style:parent-style-name="Table_20_Contents">
      <style:text-properties fo:font-size="12pt" officeooo:rsid="007f1c79" officeooo:paragraph-rsid="007f1c79" style:font-size-asian="10.5pt" style:font-size-complex="12pt"/>
    </style:style>
    <style:style style:name="P141" style:family="paragraph" style:parent-style-name="Table_20_Contents">
      <style:text-properties fo:font-size="12pt" officeooo:rsid="00662e0a" officeooo:paragraph-rsid="00662e0a" style:font-size-asian="12pt" style:font-size-complex="12pt"/>
    </style:style>
    <style:style style:name="P142" style:family="paragraph" style:parent-style-name="Table_20_Contents">
      <style:text-properties fo:font-size="12pt" officeooo:rsid="00759e09" officeooo:paragraph-rsid="00759e09" style:font-size-asian="12pt" style:font-size-complex="12pt"/>
    </style:style>
    <style:style style:name="T1" style:family="text">
      <style:text-properties officeooo:rsid="001f390f"/>
    </style:style>
    <style:style style:name="T2" style:family="text">
      <style:text-properties officeooo:rsid="0021048c"/>
    </style:style>
    <style:style style:name="T3" style:family="text">
      <style:text-properties fo:font-weight="normal" officeooo:rsid="00297a24" style:font-weight-asian="normal" style:font-weight-complex="normal"/>
    </style:style>
    <style:style style:name="T4" style:family="text">
      <style:text-properties fo:font-weight="normal" officeooo:rsid="002cad0b" style:font-weight-asian="normal" style:font-weight-complex="normal"/>
    </style:style>
    <style:style style:name="T5" style:family="text">
      <style:text-properties fo:font-weight="normal" officeooo:rsid="005e41fe" style:font-weight-asian="normal" style:font-weight-complex="normal"/>
    </style:style>
    <style:style style:name="T6" style:family="text">
      <style:text-properties fo:font-weight="normal" officeooo:rsid="005fd821" style:font-weight-asian="normal" style:font-weight-complex="normal"/>
    </style:style>
    <style:style style:name="T7" style:family="text">
      <style:text-properties fo:font-weight="normal" officeooo:rsid="00731559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31d4bb" style:font-style-asian="normal" style:font-style-complex="normal"/>
    </style:style>
    <style:style style:name="T10" style:family="text">
      <style:text-properties fo:font-style="normal" fo:font-weight="normal" officeooo:rsid="0026798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7b3d1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8416c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97a24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a4032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aeb4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b1123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c8c4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cad0b" style:font-style-asian="normal" style:font-weight-asian="normal" style:font-style-complex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5a228c" style:font-style-asian="italic" style:font-style-complex="italic"/>
    </style:style>
    <style:style style:name="T21" style:family="text">
      <style:text-properties fo:font-style="italic" officeooo:rsid="00866d63" style:font-style-asian="italic" style:font-style-complex="italic"/>
    </style:style>
    <style:style style:name="T22" style:family="text">
      <style:text-properties fo:font-style="italic" fo:font-weight="bold" officeooo:rsid="00866d63" style:font-style-asian="italic" style:font-weight-asian="bold" style:font-style-complex="italic" style:font-weight-complex="bold"/>
    </style:style>
    <style:style style:name="T23" style:family="text">
      <style:text-properties officeooo:rsid="002d7dff"/>
    </style:style>
    <style:style style:name="T24" style:family="text">
      <style:text-properties officeooo:rsid="002d1f5d"/>
    </style:style>
    <style:style style:name="T25" style:family="text">
      <style:text-properties officeooo:rsid="0031d4bb"/>
    </style:style>
    <style:style style:name="T26" style:family="text">
      <style:text-properties officeooo:rsid="00341b87"/>
    </style:style>
    <style:style style:name="T27" style:family="text">
      <style:text-properties officeooo:rsid="00351312"/>
    </style:style>
    <style:style style:name="T28" style:family="text">
      <style:text-properties officeooo:rsid="00375431"/>
    </style:style>
    <style:style style:name="T29" style:family="text">
      <style:text-properties officeooo:rsid="003b49f7"/>
    </style:style>
    <style:style style:name="T30" style:family="text">
      <style:text-properties officeooo:rsid="003ed983"/>
    </style:style>
    <style:style style:name="T31" style:family="text">
      <style:text-properties officeooo:rsid="003ee3ce"/>
    </style:style>
    <style:style style:name="T32" style:family="text">
      <style:text-properties officeooo:rsid="00408a2c"/>
    </style:style>
    <style:style style:name="T33" style:family="text">
      <style:text-properties officeooo:rsid="0040b118"/>
    </style:style>
    <style:style style:name="T34" style:family="text">
      <style:text-properties officeooo:rsid="00413b6d"/>
    </style:style>
    <style:style style:name="T35" style:family="text">
      <style:text-properties officeooo:rsid="004c1c8e"/>
    </style:style>
    <style:style style:name="T36" style:family="text">
      <style:text-properties officeooo:rsid="004ec76b"/>
    </style:style>
    <style:style style:name="T37" style:family="text">
      <style:text-properties officeooo:rsid="004ef5f0"/>
    </style:style>
    <style:style style:name="T38" style:family="text">
      <style:text-properties officeooo:rsid="00554ae8"/>
    </style:style>
    <style:style style:name="T39" style:family="text">
      <style:text-properties officeooo:rsid="0055b5c3"/>
    </style:style>
    <style:style style:name="T40" style:family="text">
      <style:text-properties officeooo:rsid="005a228c"/>
    </style:style>
    <style:style style:name="T41" style:family="text">
      <style:text-properties officeooo:rsid="005acca9"/>
    </style:style>
    <style:style style:name="T42" style:family="text">
      <style:text-properties officeooo:rsid="006e8ba1"/>
    </style:style>
    <style:style style:name="T43" style:family="text">
      <style:text-properties officeooo:rsid="0068e290"/>
    </style:style>
    <style:style style:name="T44" style:family="text">
      <style:text-properties officeooo:rsid="001d7434"/>
    </style:style>
    <style:style style:name="T45" style:family="text">
      <style:text-properties officeooo:rsid="0074c244"/>
    </style:style>
    <style:style style:name="T46" style:family="text">
      <style:text-properties officeooo:rsid="00759e09"/>
    </style:style>
    <style:style style:name="T47" style:family="text">
      <style:text-properties officeooo:rsid="00774ce2"/>
    </style:style>
    <style:style style:name="T48" style:family="text">
      <style:text-properties officeooo:rsid="00791d2d"/>
    </style:style>
    <style:style style:name="T49" style:family="text">
      <style:text-properties officeooo:rsid="00799c67"/>
    </style:style>
    <style:style style:name="T50" style:family="text">
      <style:text-properties officeooo:rsid="007aff5e"/>
    </style:style>
    <style:style style:name="T51" style:family="text">
      <style:text-properties officeooo:rsid="007c3bc1"/>
    </style:style>
    <style:style style:name="T52" style:family="text">
      <style:text-properties officeooo:rsid="007f1c79"/>
    </style:style>
    <style:style style:name="T53" style:family="text">
      <style:text-properties officeooo:rsid="007f2db8"/>
    </style:style>
    <style:style style:name="T54" style:family="text">
      <style:text-properties officeooo:rsid="008163f4"/>
    </style:style>
    <style:style style:name="T55" style:family="text">
      <style:text-properties officeooo:rsid="00831518"/>
    </style:style>
    <style:style style:name="T56" style:family="text">
      <style:text-properties officeooo:rsid="0084aa9a"/>
    </style:style>
    <style:style style:name="T57" style:family="text">
      <style:text-properties officeooo:rsid="00866d63"/>
    </style:style>
    <style:style style:name="T58" style:family="text">
      <style:text-properties officeooo:rsid="0088a2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Duik</text:p>
      <text:p text:style-name="P83"/>
      <text:p text:style-name="P69">//<text:span text:style-name="T30">TODO explications low level, mid level, high level des méthodes</text:span></text:p>
      <text:p text:style-name="P83"/>
      <text:p text:style-name="P2">Attributes</text:p>
      <text:p text:style-name="P2"/>
      <text:p text:style-name="P44"><text:span text:style-name="T9">string</text:span><text:span text:style-name="T25"> </text:span>Duik.version</text:p>
      <text:p text:style-name="P44"><text:span text:style-name="T9">float</text:span><text:span text:style-name="T25"> </text:span>Duik.versionNumber</text:p>
      <text:p text:style-name="P44"><text:span text:style-name="T9">boolean</text:span><text:span text:style-name="T25"> </text:span>Duik.forceReload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90">Name</text:p>
          </table:table-cell>
          <table:table-cell table:style-name="Tableau1.A1" office:value-type="string">
            <text:p text:style-name="P90">Type</text:p>
          </table:table-cell>
          <table:table-cell table:style-name="Tableau1.C1" office:value-type="string">
            <text:p text:style-name="P90">Description</text:p>
          </table:table-cell>
        </table:table-row>
        <table:table-row>
          <table:table-cell table:style-name="Tableau1.A2" office:value-type="string">
            <text:p text:style-name="P27">version</text:p>
          </table:table-cell>
          <table:table-cell table:style-name="Tableau1.A2" office:value-type="string">
            <text:p text:style-name="P20"><text:span text:style-name="T10">string, </text:span><text:span text:style-name="T11">read-only</text:span></text:p>
          </table:table-cell>
          <table:table-cell table:style-name="Tableau1.C2" office:value-type="string">
            <text:p text:style-name="P62">Version string of libDuik</text:p>
          </table:table-cell>
        </table:table-row>
        <table:table-row>
          <table:table-cell table:style-name="Tableau1.A2" office:value-type="string">
            <text:p text:style-name="P27">versionNumber</text:p>
          </table:table-cell>
          <table:table-cell table:style-name="Tableau1.A2" office:value-type="string">
            <text:p text:style-name="P20"><text:span text:style-name="T11">float</text:span><text:span text:style-name="T10">, </text:span><text:span text:style-name="T11">read-only</text:span></text:p>
          </table:table-cell>
          <table:table-cell table:style-name="Tableau1.C2" office:value-type="string">
            <text:p text:style-name="P20"><text:span text:style-name="T10">Version </text:span><text:span text:style-name="T11">number</text:span><text:span text:style-name="T10"> of libDuik</text:span></text:p>
          </table:table-cell>
        </table:table-row>
        <table:table-row>
          <table:table-cell table:style-name="Tableau1.A2" office:value-type="string">
            <text:p text:style-name="P28">forceReload</text:p>
          </table:table-cell>
          <table:table-cell table:style-name="Tableau1.A2" office:value-type="string">
            <text:p text:style-name="P20"><text:span text:style-name="T12">boolean</text:span><text:span text:style-name="T10">, </text:span><text:span text:style-name="T11">read-only </text:span><text:span text:style-name="T13">during </text:span><text:span text:style-name="T12">run time</text:span></text:p>
          </table:table-cell>
          <table:table-cell table:style-name="Tableau1.C2" office:value-type="string">
            <text:p text:style-name="P63">When true, forces libDuik to be reloaded each time it is included in a script.</text:p>
            <text:p text:style-name="P20"><text:span text:style-name="T12"><text:tab/>When false, libDuik loads only on first run </text:span><text:span text:style-name="T13">and then stays available until After Effects is shut down.</text:span></text:p>
            <text:p text:style-name="P20"/>
            <text:p text:style-name="P20"><text:tab/><text:span text:style-name="T12">This attribute should not be changed, unless you're editing libDuik.jsxinc itself and you need to </text:span><text:span text:style-name="T15">do some testing and</text:span><text:span text:style-name="T12"> reload it without shutting down After Effects.</text:span></text:p>
            <text:p text:style-name="P20"><text:span text:style-name="T12"><text:tab/></text:span><text:span text:style-name="T13"> </text:span></text:p>
            <text:p text:style-name="P20"><text:span text:style-name="T13"><text:tab/>To speed up launching of your scripts </text:span><text:span text:style-name="T16">even at first launch</text:span><text:span text:style-name="T13">, instead of including</text:span><text:span text:style-name="T3"> libDuik.jsxinc</text:span><text:span text:style-name="T13">, you can copy it in the </text:span><text:span text:style-name="T3">Startup</text:span><text:span text:style-name="T13"> subfolder of the </text:span><text:span text:style-name="T3">Scripts</text:span><text:span text:style-name="T13"> folder of After Effects, and rename it to </text:span><text:span text:style-name="T3">libDuik.jsx</text:span><text:span text:style-name="T13">. </text:span><text:span text:style-name="T17">This way, libDuik will be available to all scripts </text:span><text:span text:style-name="T18">without </text:span><text:span text:style-name="T4">#include</text:span><text:span text:style-name="T18"> macro.</text:span></text:p>
            <text:p text:style-name="P63"/>
            <text:p text:style-name="P20"><text:span text:style-name="T12"><text:tab/>This attribute must be set by directly </text:span><text:span text:style-name="T14">by editing</text:span><text:span text:style-name="T12"> libDuik.jsxinc to work.</text:span></text:p>
          </table:table-cell>
        </table:table-row>
      </table:table>
      <text:p text:style-name="P2"/>
      <text:p text:style-name="P2"><text:span text:style-name="T26">C</text:span>lasses</text:p>
      <text:p text:style-name="P2"/>
      <text:p text:style-name="P45">Duik.<text:span text:style-name="T27">uiString</text:span></text:p>
      <text:p text:style-name="P48">Duik.settings</text:p>
      <text:p text:style-name="P49">Duik.utils</text:p>
      <text:p text:style-name="P8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5">Name</text:p>
          </table:table-cell>
          <table:table-cell table:style-name="Tableau2.B1" office:value-type="string">
            <text:p text:style-name="P105">Description</text:p>
          </table:table-cell>
        </table:table-row>
        <table:table-row>
          <table:table-cell table:style-name="Tableau2.A2" office:value-type="string">
            <text:p text:style-name="P21">uiStrings</text:p>
          </table:table-cell>
          <table:table-cell table:style-name="Tableau2.B2" office:value-type="string">
            <text:p text:style-name="P71">Contains all string names used by effects created by Duik.</text:p>
            <text:p text:style-name="P79">You can set these strings to translate libDuik at runtime.</text:p>
            <text:p text:style-name="P71">Default values are English names.</text:p>
          </table:table-cell>
        </table:table-row>
        <table:table-row>
          <table:table-cell table:style-name="Tableau2.A2" office:value-type="string">
            <text:p text:style-name="P23">settings</text:p>
          </table:table-cell>
          <table:table-cell table:style-name="Tableau2.B2" office:value-type="string">
            <text:p text:style-name="P73">Access to settings used by Duik.</text:p>
          </table:table-cell>
        </table:table-row>
        <table:table-row>
          <table:table-cell table:style-name="Tableau2.A2" office:value-type="string">
            <text:p text:style-name="P31">utils</text:p>
          </table:table-cell>
          <table:table-cell table:style-name="Tableau2.B2" office:value-type="string">
            <text:p text:style-name="P81"><text:span text:style-name="T36">Some u</text:span>seful <text:span text:style-name="T36">tools</text:span></text:p>
          </table:table-cell>
        </table:table-row>
      </table:table>
      <text:p text:style-name="P74"/>
      <text:p text:style-name="P1">Methods</text:p>
      <text:p text:style-name="P68"><text:soft-page-break/></text:p>
      <text:p text:style-name="P68">//<text:span text:style-name="T31">TODO tri par level</text:span></text:p>
      <text:p text:style-name="P68"/>
      <text:p text:style-name="P70">Low-level methods are listed below <text:span text:style-name="T42">(greyed)</text:span> but they are not documented.</text:p>
      <text:p text:style-name="P70">If you do not understand what low-level methods do by reading them in <text:span text:style-name="T19">libDuik.jsxinc</text:span>, you shouldn't need them.</text:p>
      <text:p text:style-name="P70"/>
      <text:p text:style-name="P37">Duik.addIK(controller, layer1, layer2, layer3, goal, clockWise, threeD, frontFacing)</text:p>
      <text:p text:style-name="P38">Duik.addGoal(layer, controller)</text:p>
      <text:p text:style-name="P39">Duik.addController(layer)</text:p>
      <text:p text:style-name="P42">Duik.addControllers(layers)</text:p>
      <text:p text:style-name="P85">Duik.addOneLayerIK(controller,layer)</text:p>
      <text:p text:style-name="P85">Duik.addTwoLayerIK(threeD,controller,root,end,clockWise,frontFacing)</text:p>
      <text:p text:style-name="P43">Duik.addWiggle(layer,property,all,x,y,z)</text:p>
      <text:p text:style-name="P86">Duik.add3DWiggle(layer,property,x,y,z)</text:p>
      <text:p text:style-name="P86">Duik.add2DWiggle(layer,property,x,y)</text:p>
      <text:p text:style-name="P86">Duik.add1DWiggle(layer,property)</text:p>
      <text:p text:style-name="P138">Duik.exposureControls(layer,property,adaptative,<text:span text:style-name="T48">precision</text:span>,exposureLimits)</text:p>
      <text:p text:style-name="P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95">Name</text:p>
          </table:table-cell>
          <table:table-cell table:style-name="Tableau5.A1" office:value-type="string">
            <text:p text:style-name="P95">Description</text:p>
          </table:table-cell>
          <table:table-cell table:style-name="Tableau5.A1" office:value-type="string">
            <text:p text:style-name="P95">Return</text:p>
          </table:table-cell>
          <table:table-cell table:style-name="Tableau5.D1" office:value-type="string">
            <text:p text:style-name="P95">Level</text:p>
          </table:table-cell>
        </table:table-row>
        <table:table-row>
          <table:table-cell table:style-name="Tableau5.A2" office:value-type="string">
            <text:p text:style-name="P9">addIK(controller, layer1, layer2, layer3, goal, clockWise, threeD, frontFacing)</text:p>
          </table:table-cell>
          <table:table-cell table:style-name="Tableau5.A2" office:value-type="string">
            <text:p text:style-name="P51"><text:span text:style-name="T33">Adds</text:span> IK <text:span text:style-name="T2">on</text:span> the layer<text:span text:style-name="T2">s</text:span></text:p>
          </table:table-cell>
          <table:table-cell table:style-name="Tableau5.A2" office:value-type="string">
            <text:p text:style-name="P51">true if successful, false if anything went wrong</text:p>
          </table:table-cell>
          <table:table-cell table:style-name="Tableau5.D2" office:value-type="string">
            <text:p text:style-name="P100">mid</text:p>
          </table:table-cell>
        </table:table-row>
        <table:table-row>
          <table:table-cell table:style-name="Tableau5.A2" office:value-type="string">
            <text:p text:style-name="P11">addGoal(layer, controller)</text:p>
          </table:table-cell>
          <table:table-cell table:style-name="Tableau5.A2" office:value-type="string">
            <text:p text:style-name="P54"><text:span text:style-name="T1">A</text:span>dds a goal <text:span text:style-name="T2">effect </text:span>to the layer, which may be controlled by a controller</text:p>
          </table:table-cell>
          <table:table-cell table:style-name="Tableau5.A2" office:value-type="string">
            <text:p text:style-name="P54">true if successful, false if anything went wrong</text:p>
          </table:table-cell>
          <table:table-cell table:style-name="Tableau5.D2" office:value-type="string">
            <text:p text:style-name="P96">mid</text:p>
          </table:table-cell>
        </table:table-row>
        <table:table-row>
          <table:table-cell table:style-name="Tableau5.A2" office:value-type="string">
            <text:p text:style-name="P14">addController(layer)</text:p>
          </table:table-cell>
          <table:table-cell table:style-name="Tableau5.A2" office:value-type="string">
            <text:p text:style-name="P102">Create<text:span text:style-name="T34">s</text:span> a null object (controller) at layer position and named by layer.name</text:p>
          </table:table-cell>
          <table:table-cell table:style-name="Tableau5.A2" office:value-type="string">
            <text:p text:style-name="P56">AVLayer; controller</text:p>
          </table:table-cell>
          <table:table-cell table:style-name="Tableau5.D2" office:value-type="string">
            <text:p text:style-name="P97">mid</text:p>
          </table:table-cell>
        </table:table-row>
        <table:table-row>
          <table:table-cell table:style-name="Tableau5.A2" office:value-type="string">
            <text:p text:style-name="P17">addControllers(layers)</text:p>
          </table:table-cell>
          <table:table-cell table:style-name="Tableau5.A2" office:value-type="string">
            <text:p text:style-name="P103">For each layer,</text:p>
            <text:p text:style-name="P102">Create<text:span text:style-name="T34">s</text:span> a null object (controller) at layer position and named by layer.name</text:p>
          </table:table-cell>
          <table:table-cell table:style-name="Tableau5.A2" office:value-type="string">
            <text:p text:style-name="P59">Array of AVLayer; controllers</text:p>
          </table:table-cell>
          <table:table-cell table:style-name="Tableau5.D2" office:value-type="string">
            <text:p text:style-name="P101">High</text:p>
          </table:table-cell>
        </table:table-row>
        <table:table-row>
          <table:table-cell table:style-name="Tableau5.A2" office:value-type="string">
            <text:p text:style-name="P32">addWiggle(layer, property, all, x, y, z)</text:p>
          </table:table-cell>
          <table:table-cell table:style-name="Tableau5.A2" office:value-type="string">
            <text:p text:style-name="P104">Adds a wiggle effect to given property</text:p>
          </table:table-cell>
          <table:table-cell table:style-name="Tableau5.A2" office:value-type="string">
            <text:p text:style-name="P51">true if successful, false if anything went wrong</text:p>
          </table:table-cell>
          <table:table-cell table:style-name="Tableau5.D2" office:value-type="string">
            <text:p text:style-name="P141">Mid</text:p>
          </table:table-cell>
        </table:table-row>
        <table:table-row>
          <table:table-cell table:style-name="Tableau5.A2" office:value-type="string">
            <text:p text:style-name="P128">exposureControls(layer, property, adaptative, <text:span text:style-name="T48">precision</text:span>, <text:span text:style-name="T50">minExp, maxExp</text:span>)</text:p>
          </table:table-cell>
          <table:table-cell table:style-name="Tableau5.A2" office:value-type="string">
            <text:p text:style-name="P139">Adds exposure controles to given property</text:p>
          </table:table-cell>
          <table:table-cell table:style-name="Tableau5.A2" office:value-type="string">
            <text:p text:style-name="P111">true if successful, false if anything went wrong</text:p>
          </table:table-cell>
          <table:table-cell table:style-name="Tableau5.D2" office:value-type="string">
            <text:p text:style-name="P142">mid</text:p>
          </table:table-cell>
        </table:table-row>
      </table:table>
      <text:p text:style-name="P1"/>
      <text:p text:style-name="P8">Duik.addIK(controller, layer1, layer2, layer3, goal, clockWise, threeD, frontFacing)</text:p>
      <text:p text:style-name="P8"/>
      <text:p text:style-name="P8"><text:tab/><text:span text:style-name="T5">mid-level method.</text:span></text:p>
      <text:p text:style-name="P50"/>
      <text:p text:style-name="P50"><text:tab/><text:span text:style-name="T32">Adds</text:span> IK <text:span text:style-name="T2">on</text:span> the layer<text:span text:style-name="T2">s</text:span></text:p>
      <text:p text:style-name="P50"><text:tab/><text:tab/></text:p>
      <text:p text:style-name="P50"><text:tab/>parameters:</text:p>
      <text:p text:style-name="P50"/>
      <text:p text:style-name="P50"><text:soft-page-break/><text:tab/><text:tab/>controller | AVLayer</text:p>
      <text:p text:style-name="P50"><text:tab/><text:tab/>layer1 | AVLayer</text:p>
      <text:p text:style-name="P50"><text:tab/><text:tab/>layer2 | AVLayer or undefined</text:p>
      <text:p text:style-name="P50"><text:tab/><text:tab/>layer3 | AVLayer or undefined</text:p>
      <text:p text:style-name="P50"><text:tab/><text:tab/>goal | AVLayer or undefined</text:p>
      <text:p text:style-name="P50"><text:tab/><text:tab/>clockWise | boolean, used only with two-layer and three-layer IK, default: false</text:p>
      <text:p text:style-name="P50"><text:tab/><text:tab/>threeD | boolean, works only with two-layer IK, default: false</text:p>
      <text:p text:style-name="P50"><text:tab/><text:tab/>frontFacing | boolean, default: false</text:p>
      <text:p text:style-name="P50"><text:tab/><text:tab/><text:tab/><text:tab/></text:p>
      <text:p text:style-name="P50"><text:tab/>returns</text:p>
      <text:p text:style-name="P50"/>
      <text:p text:style-name="P50"><text:tab/><text:tab/>true if successful, false if anything went wrong</text:p>
      <text:p text:style-name="P50"/>
      <text:p text:style-name="P12">Duik.addGoal(layer, controller)</text:p>
      <text:p text:style-name="P12"/>
      <text:p text:style-name="P13"><text:tab/><text:span text:style-name="T5">mid-level method.</text:span></text:p>
      <text:p text:style-name="P53"/>
      <text:p text:style-name="P53"><text:tab/><text:span text:style-name="T1">A</text:span>dds a goal <text:span text:style-name="T2">effect </text:span>to the layer, which may be controlled by a controller</text:p>
      <text:p text:style-name="P53"><text:tab/><text:tab/></text:p>
      <text:p text:style-name="P53"><text:tab/>parameters:</text:p>
      <text:p text:style-name="P53"/>
      <text:p text:style-name="P53"><text:tab/><text:tab/>layer<text:tab/>| AVLayer</text:p>
      <text:p text:style-name="P53"><text:tab/><text:tab/>controller | AVLayer or undefined</text:p>
      <text:p text:style-name="P53"><text:tab/><text:tab/><text:tab/></text:p>
      <text:p text:style-name="P53"><text:tab/>returns</text:p>
      <text:p text:style-name="P53"/>
      <text:p text:style-name="P53"><text:tab/><text:tab/>true if successful, false if anything went wrong</text:p>
      <text:p text:style-name="P53"/>
      <text:p text:style-name="P15">Duik.addController(layer)</text:p>
      <text:p text:style-name="P15"/>
      <text:p text:style-name="P16"><text:tab/><text:span text:style-name="T5">mid-level method.</text:span></text:p>
      <text:p text:style-name="P55"><text:tab/></text:p>
      <text:p text:style-name="P57"><text:tab/><text:span text:style-name="T33">Creates a null object (controller) at layer position and named by layer.name</text:span></text:p>
      <text:p text:style-name="P55"/>
      <text:p text:style-name="P55"><text:tab/>parameters</text:p>
      <text:p text:style-name="P55"/>
      <text:p text:style-name="P55"><text:tab/><text:tab/>layer | AVLayer</text:p>
      <text:p text:style-name="P55"><text:tab/><text:tab/></text:p>
      <text:p text:style-name="P55"><text:tab/>returns</text:p>
      <text:p text:style-name="P55"/>
      <text:p text:style-name="P55"><text:tab/><text:tab/>AVLayer controller</text:p>
      <text:p text:style-name="P55"/>
      <text:p text:style-name="P18">Duik.addControllers(layers)</text:p>
      <text:p text:style-name="P18"/>
      <text:p text:style-name="P19"><text:tab/><text:span text:style-name="T6">high</text:span><text:span text:style-name="T5">-level method.</text:span></text:p>
      <text:p text:style-name="P58"/>
      <text:p text:style-name="P60"><text:tab/><text:span text:style-name="T34">For each layer,</text:span></text:p>
      <text:p text:style-name="P61"><text:tab/>Create<text:span text:style-name="T34">s</text:span> a null object (controller) at layer position and named by layer.name</text:p>
      <text:p text:style-name="P58"/>
      <text:p text:style-name="P58"><text:tab/>parameters</text:p>
      <text:p text:style-name="P58"/>
      <text:p text:style-name="P58"><text:tab/><text:tab/>layers | Array of AVLayer</text:p>
      <text:p text:style-name="P58"><text:soft-page-break/><text:tab/><text:tab/></text:p>
      <text:p text:style-name="P58"><text:tab/>returns</text:p>
      <text:p text:style-name="P58"/>
      <text:p text:style-name="P58"><text:tab/><text:tab/>Array of AVLayer controllers</text:p>
      <text:p text:style-name="P58"/>
      <text:p text:style-name="P126"><text:span text:style-name="T58">Duik.</text:span>addWiggle(layer, property, all, x, y, z)</text:p>
      <text:p text:style-name="P124"/>
      <text:p text:style-name="P124"><text:tab/><text:span text:style-name="T7">mid</text:span><text:span text:style-name="T5">-level method.</text:span></text:p>
      <text:p text:style-name="P107"/>
      <text:p text:style-name="P107"><text:tab/><text:span text:style-name="T43">Adds a wiggle effect to given property.</text:span></text:p>
      <text:p text:style-name="P107"/>
      <text:p text:style-name="P107"><text:tab/>parameters</text:p>
      <text:p text:style-name="P107"/>
      <text:p text:style-name="P107"><text:tab/><text:tab/>layer | AVLayer <text:span text:style-name="T45">of the property</text:span></text:p>
      <text:p text:style-name="P107"><text:tab/><text:tab/><text:span text:style-name="T45">property | Property</text:span></text:p>
      <text:p text:style-name="P107"><text:tab/><text:tab/><text:span text:style-name="T45">all | boolean, true to apply the same wiggle to all dimensions, default: true</text:span></text:p>
      <text:p text:style-name="P107"><text:tab/><text:tab/><text:span text:style-name="T45">x | boolean, default: false</text:span></text:p>
      <text:p text:style-name="P107"><text:tab/><text:tab/><text:span text:style-name="T45">y | boolean, default: false</text:span></text:p>
      <text:p text:style-name="P107"><text:tab/><text:tab/><text:span text:style-name="T45">z | boolean, default: false</text:span></text:p>
      <text:p text:style-name="P107"><text:tab/><text:tab/></text:p>
      <text:p text:style-name="P107"><text:tab/>returns</text:p>
      <text:p text:style-name="P107"/>
      <text:p text:style-name="P108"><text:tab/><text:tab/><text:span text:style-name="T44">true if successful, false if anything went wrong</text:span></text:p>
      <text:p text:style-name="P109"/>
      <text:p text:style-name="P127"><text:span text:style-name="T58">Duik.</text:span>exposureControls(layer, property, adaptative, <text:span text:style-name="T48">precision</text:span>, <text:span text:style-name="T50">minExp, maxExp</text:span>)</text:p>
      <text:p text:style-name="P127"/>
      <text:p text:style-name="P125"><text:tab/><text:span text:style-name="T7">mid</text:span><text:span text:style-name="T5">-level method.</text:span></text:p>
      <text:p text:style-name="P109"/>
      <text:p text:style-name="P109"><text:tab/><text:span text:style-name="T46">Adds exposure controls to given property.</text:span></text:p>
      <text:p text:style-name="P109"/>
      <text:p text:style-name="P109"><text:tab/>parameters</text:p>
      <text:p text:style-name="P109"/>
      <text:p text:style-name="P109"><text:tab/><text:tab/>layer | AVLayer <text:span text:style-name="T45">of the property</text:span></text:p>
      <text:p text:style-name="P109"><text:tab/><text:tab/><text:span text:style-name="T45">property | Property</text:span></text:p>
      <text:p text:style-name="P109"><text:tab/><text:tab/><text:span text:style-name="T47">adaptative | boolean, default: true</text:span></text:p>
      <text:p text:style-name="P109"><text:tab/><text:tab/><text:span text:style-name="T49">precision | float, default: 100</text:span></text:p>
      <text:p text:style-name="P110"><text:tab/><text:tab/><text:span text:style-name="T51">minExp | integer, default : 1, minimum exposure</text:span></text:p>
      <text:p text:style-name="P110"><text:tab/><text:tab/><text:span text:style-name="T51">maxExp | integer, default : 4, maximum exposure</text:span></text:p>
      <text:p text:style-name="P109"><text:tab/><text:tab/></text:p>
      <text:p text:style-name="P109"><text:tab/>returns</text:p>
      <text:p text:style-name="P109"/>
      <text:p text:style-name="P109"><text:tab/><text:tab/><text:span text:style-name="T44">true if successful, false if anything went wrong</text:span></text:p>
      <text:p text:style-name="P87">Duik.uiStrings</text:p>
      <text:p text:style-name="P67"/>
      <text:p text:style-name="P72">Contains all string names used by effects created by Duik.</text:p>
      <text:p text:style-name="P80">You can set these strings to translate libDuik at runtime.</text:p>
      <text:p text:style-name="P72">Default values are English names.</text:p>
      <text:p text:style-name="P72"/>
      <text:p text:style-name="P3">Attributes</text:p>
      <text:p text:style-name="P3"/>
      <text:p text:style-name="P35">Duik.uiStrings.ikFkBox</text:p>
      <text:p text:style-name="P33">Duik.uiStrings.reverseBox</text:p>
      <text:p text:style-name="P33">Duik.uiStrings.fkAngle</text:p>
      <text:p text:style-name="P34">Duik.uiStrings.rootFkAngle</text:p>
      <text:p text:style-name="P34">Duik.uiStrings.endFkAngle</text:p>
      <text:p text:style-name="P34">Duik.uiStrings.goalFkAngle</text:p>
      <text:p text:style-name="P33">Duik.uiStrings.weightSlider</text:p>
      <text:p text:style-name="P40">Duik.uiStrings.xAmp = "X Amp.";</text:p>
      <text:p text:style-name="P40">Duik.uiStrings.xFreq = "X Freq.";</text:p>
      <text:p text:style-name="P40">Duik.uiStrings.yAmp = "Y Amp.";</text:p>
      <text:p text:style-name="P40">Duik.uiStrings.yFreq = "Y Freq.";</text:p>
      <text:p text:style-name="P40">Duik.uiStrings.zAmp = "Z Amp.";</text:p>
      <text:p text:style-name="P40">Duik.uiStrings.zFreq = "Z Freq.";</text:p>
      <text:p text:style-name="P40">Duik.uiStrings.<text:span text:style-name="T35">a</text:span>mp = "Amp.";</text:p>
      <text:p text:style-name="P40">Duik.uiStrings.<text:span text:style-name="T35">f</text:span>req = "Freq.";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90">Name</text:p>
          </table:table-cell>
          <table:table-cell table:style-name="Tableau3.A1" office:value-type="string">
            <text:p text:style-name="P90">Type</text:p>
          </table:table-cell>
          <table:table-cell table:style-name="Tableau3.C1" office:value-type="string">
            <text:p text:style-name="P90">Description</text:p>
          </table:table-cell>
        </table:table-row>
        <table:table-row>
          <table:table-cell table:style-name="Tableau3.A2" office:value-type="string">
            <text:p text:style-name="P25">ikFkBox</text:p>
          </table:table-cell>
          <table:table-cell table:style-name="Tableau3.A2" office:value-type="string">
            <text:p text:style-name="P98">string</text:p>
          </table:table-cell>
          <table:table-cell table:style-name="Tableau3.C2" office:value-type="string">
            <text:p text:style-name="P46">"IK / FK"</text:p>
          </table:table-cell>
        </table:table-row>
        <table:table-row>
          <table:table-cell table:style-name="Tableau3.A2" office:value-type="string">
            <text:p text:style-name="P26">reverseBox</text:p>
          </table:table-cell>
          <table:table-cell table:style-name="Tableau3.A2" office:value-type="string">
            <text:p text:style-name="P98">string</text:p>
          </table:table-cell>
          <table:table-cell table:style-name="Tableau3.C2" office:value-type="string">
            <text:p text:style-name="P46">"<text:span text:style-name="T23">Reverse</text:span>"</text:p>
          </table:table-cell>
        </table:table-row>
        <table:table-row>
          <table:table-cell table:style-name="Tableau3.A2" office:value-type="string">
            <text:p text:style-name="P26">fkAngle</text:p>
          </table:table-cell>
          <table:table-cell table:style-name="Tableau3.A2" office:value-type="string">
            <text:p text:style-name="P98">string</text:p>
          </table:table-cell>
          <table:table-cell table:style-name="Tableau3.C2" office:value-type="string">
            <text:p text:style-name="P47">"FK"</text:p>
          </table:table-cell>
        </table:table-row>
        <table:table-row>
          <table:table-cell table:style-name="Tableau3.A2" office:value-type="string">
            <text:p text:style-name="P22">rootFkAngle</text:p>
          </table:table-cell>
          <table:table-cell table:style-name="Tableau3.A2" office:value-type="string">
            <text:p text:style-name="P98">string</text:p>
          </table:table-cell>
          <table:table-cell table:style-name="Tableau3.C2" office:value-type="string">
            <text:p text:style-name="P47">"Root FK"</text:p>
          </table:table-cell>
        </table:table-row>
        <table:table-row>
          <table:table-cell table:style-name="Tableau3.A2" office:value-type="string">
            <text:p text:style-name="P22"><text:span text:style-name="T28">e</text:span>ndFkAngle</text:p>
          </table:table-cell>
          <table:table-cell table:style-name="Tableau3.A2" office:value-type="string">
            <text:p text:style-name="P98">string</text:p>
          </table:table-cell>
          <table:table-cell table:style-name="Tableau3.C2" office:value-type="string">
            <text:p text:style-name="P47">"End FK"</text:p>
          </table:table-cell>
        </table:table-row>
        <table:table-row>
          <table:table-cell table:style-name="Tableau3.A2" office:value-type="string">
            <text:p text:style-name="P22"><text:span text:style-name="T28">g</text:span>oalFkAngle</text:p>
          </table:table-cell>
          <table:table-cell table:style-name="Tableau3.A2" office:value-type="string">
            <text:p text:style-name="P98">string</text:p>
          </table:table-cell>
          <table:table-cell table:style-name="Tableau3.C2" office:value-type="string">
            <text:p text:style-name="P47">"Goal FK"</text:p>
          </table:table-cell>
        </table:table-row>
        <table:table-row>
          <table:table-cell table:style-name="Tableau3.A2" office:value-type="string">
            <text:p text:style-name="P26">weightSlider</text:p>
          </table:table-cell>
          <table:table-cell table:style-name="Tableau3.A2" office:value-type="string">
            <text:p text:style-name="P98">string</text:p>
          </table:table-cell>
          <table:table-cell table:style-name="Tableau3.C2" office:value-type="string">
            <text:p text:style-name="P47"><text:span text:style-name="T8">"</text:span><text:span text:style-name="T24">LookAt Weight"</text:span></text:p>
          </table:table-cell>
        </table:table-row>
        <table:table-row>
          <table:table-cell table:style-name="Tableau3.A2" office:value-type="string">
            <text:p text:style-name="P29">xAmp</text:p>
          </table:table-cell>
          <table:table-cell table:style-name="Tableau3.A2" office:value-type="string">
            <text:p text:style-name="P99">string</text:p>
          </table:table-cell>
          <table:table-cell table:style-name="Tableau3.C2" office:value-type="string">
            <text:p text:style-name="P41">"X Amp."</text:p>
          </table:table-cell>
        </table:table-row>
        <table:table-row>
          <table:table-cell table:style-name="Tableau3.A2" office:value-type="string">
            <text:p text:style-name="P30">xFreq</text:p>
          </table:table-cell>
          <table:table-cell table:style-name="Tableau3.A2" office:value-type="string">
            <text:p text:style-name="P99">string</text:p>
          </table:table-cell>
          <table:table-cell table:style-name="Tableau3.C2" office:value-type="string">
            <text:p text:style-name="P41">"X Freq."</text:p>
          </table:table-cell>
        </table:table-row>
        <table:table-row>
          <table:table-cell table:style-name="Tableau3.A2" office:value-type="string">
            <text:p text:style-name="P30">yAmp</text:p>
          </table:table-cell>
          <table:table-cell table:style-name="Tableau3.A2" office:value-type="string">
            <text:p text:style-name="P99">string</text:p>
          </table:table-cell>
          <table:table-cell table:style-name="Tableau3.C2" office:value-type="string">
            <text:p text:style-name="P41">"Y Amp."</text:p>
          </table:table-cell>
        </table:table-row>
        <table:table-row>
          <table:table-cell table:style-name="Tableau3.A2" office:value-type="string">
            <text:p text:style-name="P30">yFreq</text:p>
          </table:table-cell>
          <table:table-cell table:style-name="Tableau3.A2" office:value-type="string">
            <text:p text:style-name="P99">string</text:p>
          </table:table-cell>
          <table:table-cell table:style-name="Tableau3.C2" office:value-type="string">
            <text:p text:style-name="P41">"Y Freq."</text:p>
          </table:table-cell>
        </table:table-row>
        <table:table-row>
          <table:table-cell table:style-name="Tableau3.A2" office:value-type="string">
            <text:p text:style-name="P30">zAmp</text:p>
          </table:table-cell>
          <table:table-cell table:style-name="Tableau3.A2" office:value-type="string">
            <text:p text:style-name="P99">string</text:p>
          </table:table-cell>
          <table:table-cell table:style-name="Tableau3.C2" office:value-type="string">
            <text:p text:style-name="P41">"Z Amp."</text:p>
          </table:table-cell>
        </table:table-row>
        <table:table-row>
          <table:table-cell table:style-name="Tableau3.A2" office:value-type="string">
            <text:p text:style-name="P30">zFreq</text:p>
          </table:table-cell>
          <table:table-cell table:style-name="Tableau3.A2" office:value-type="string">
            <text:p text:style-name="P99">string</text:p>
          </table:table-cell>
          <table:table-cell table:style-name="Tableau3.C2" office:value-type="string">
            <text:p text:style-name="P41">"Z Freq."</text:p>
          </table:table-cell>
        </table:table-row>
        <table:table-row>
          <table:table-cell table:style-name="Tableau3.A2" office:value-type="string">
            <text:p text:style-name="P30"><text:span text:style-name="T35">a</text:span>mp</text:p>
          </table:table-cell>
          <table:table-cell table:style-name="Tableau3.A2" office:value-type="string">
            <text:p text:style-name="P99">string</text:p>
          </table:table-cell>
          <table:table-cell table:style-name="Tableau3.C2" office:value-type="string">
            <text:p text:style-name="P41">"Amp."</text:p>
          </table:table-cell>
        </table:table-row>
        <table:table-row>
          <table:table-cell table:style-name="Tableau3.A2" office:value-type="string">
            <text:p text:style-name="P30"><text:span text:style-name="T35">f</text:span>req</text:p>
          </table:table-cell>
          <table:table-cell table:style-name="Tableau3.A2" office:value-type="string">
            <text:p text:style-name="P99">string</text:p>
          </table:table-cell>
          <table:table-cell table:style-name="Tableau3.C2" office:value-type="string">
            <text:p text:style-name="P41">"Freq."</text:p>
          </table:table-cell>
        </table:table-row>
      </table:table>
      <text:p text:style-name="P3"/>
      <text:p text:style-name="P84"/>
      <text:p text:style-name="P88">Duik.settings</text:p>
      <text:p text:style-name="P75"/>
      <text:p text:style-name="P75">Access to settings used by Duik.</text:p>
      <text:p text:style-name="P75"/>
      <text:p text:style-name="P4">Attributes</text:p>
      <text:p text:style-name="P4"/>
      <text:p text:style-name="P36">Duik.settings.controllerSize</text:p>
      <text:p text:style-name="P36">Duik.settings.controllerSizeAuto</text:p>
      <text:p text:style-name="P36">Duik.settings.controllerSizeHint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/>
        <table:table-row>
          <table:table-cell table:style-name="Tableau4.A1" office:value-type="string">
            <text:p text:style-name="P91">Name</text:p>
          </table:table-cell>
          <table:table-cell table:style-name="Tableau4.A1" office:value-type="string">
            <text:p text:style-name="P91">Type</text:p>
          </table:table-cell>
          <table:table-cell table:style-name="Tableau4.A1" office:value-type="string">
            <text:p text:style-name="P91">Description</text:p>
          </table:table-cell>
          <table:table-cell table:style-name="Tableau4.D1" office:value-type="string">
            <text:p text:style-name="P92">Default</text:p>
          </table:table-cell>
        </table:table-row>
        <table:table-row>
          <table:table-cell table:style-name="Tableau4.A2" office:value-type="string">
            <text:p text:style-name="P24">controllerSize</text:p>
          </table:table-cell>
          <table:table-cell table:style-name="Tableau4.A2" office:value-type="string">
            <text:p text:style-name="P92">integer</text:p>
          </table:table-cell>
          <table:table-cell table:style-name="Tableau4.A2" office:value-type="string">
            <text:p text:style-name="P76"><text:span text:style-name="T29">S</text:span>ize of controllers in pixels</text:p>
          </table:table-cell>
          <table:table-cell table:style-name="Tableau4.D2" office:value-type="string">
            <text:p text:style-name="P92">100</text:p>
          </table:table-cell>
        </table:table-row>
        <table:table-row>
          <table:table-cell table:style-name="Tableau4.A2" office:value-type="string">
            <text:p text:style-name="P24">controllerSizeAuto</text:p>
          </table:table-cell>
          <table:table-cell table:style-name="Tableau4.A2" office:value-type="string">
            <text:p text:style-name="P92">boolean</text:p>
          </table:table-cell>
          <table:table-cell table:style-name="Tableau4.A2" office:value-type="string">
            <text:p text:style-name="P76"><text:span text:style-name="T29">I</text:span>f true, controller sizes will be automatically adapted to comp size, according to <text:span text:style-name="T19">Duik.settings.controllerSizeHint</text:span></text:p>
          </table:table-cell>
          <table:table-cell table:style-name="Tableau4.D2" office:value-type="string">
            <text:p text:style-name="P92">true</text:p>
          </table:table-cell>
        </table:table-row>
        <table:table-row>
          <table:table-cell table:style-name="Tableau4.A2" office:value-type="string">
            <text:p text:style-name="P24">controllerSizeHint</text:p>
          </table:table-cell>
          <table:table-cell table:style-name="Tableau4.A2" office:value-type="string">
            <text:p text:style-name="P93">integer</text:p>
          </table:table-cell>
          <table:table-cell table:style-name="Tableau4.A2" office:value-type="string">
            <text:p text:style-name="P77">when controllerSizeAuto is true, 0 = small, 1 = medium, 2 = big</text:p>
          </table:table-cell>
          <table:table-cell table:style-name="Tableau4.D2" office:value-type="string">
            <text:p text:style-name="P94">1</text:p>
          </table:table-cell>
        </table:table-row>
        <table:table-row>
          <table:table-cell table:style-name="Tableau4.A2" office:value-type="string">
            <text:p text:style-name="P91"/>
          </table:table-cell>
          <table:table-cell table:style-name="Tableau4.A2" office:value-type="string">
            <text:p text:style-name="P91"/>
          </table:table-cell>
          <table:table-cell table:style-name="Tableau4.A2" office:value-type="string">
            <text:p text:style-name="P91"/>
          </table:table-cell>
          <table:table-cell table:style-name="Tableau4.D2" office:value-type="string">
            <text:p text:style-name="P91"/>
          </table:table-cell>
        </table:table-row>
      </table:table>
      <text:p text:style-name="P76"/>
      <text:p text:style-name="P66"/>
      <text:p text:style-name="P89">Duik.<text:span text:style-name="T37">utils</text:span></text:p>
      <text:p text:style-name="P78"/>
      <text:p text:style-name="P82">Some useful methods.</text:p>
      <text:p text:style-name="P78"/>
      <text:p text:style-name="P7">Methods</text:p>
      <text:p text:style-name="P6"/>
      <text:p text:style-name="P135">Duik.utils.prepareProperty(property,isFX,index,depth,parentName)</text:p>
      <text:p text:style-name="P136">Duik.utils.getPropertyDimensions(property)</text:p>
      <text:p text:style-name="P136">Duik.utils.getLength(value1,value2)</text:p>
      <text:p text:style-name="P136">Duik.utils.getAverageSpeed(layer,property)</text:p>
      <text:p text:style-name="P136">Duik.utils.addPseudoEffect(layer,pseudoEffectName)</text:p>
      <text:p text:style-name="P6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95">Name</text:p>
          </table:table-cell>
          <table:table-cell table:style-name="Tableau6.A1" office:value-type="string">
            <text:p text:style-name="P95">Description</text:p>
          </table:table-cell>
          <table:table-cell table:style-name="Tableau6.C1" office:value-type="string">
            <text:p text:style-name="P95">Return</text:p>
          </table:table-cell>
        </table:table-row>
        <table:table-row>
          <table:table-cell table:style-name="Tableau6.A2" office:value-type="string">
            <text:p text:style-name="P130">prepareProperty(property, isFX, index, depth, parentName)</text:p>
          </table:table-cell>
          <table:table-cell table:style-name="Tableau6.A2" office:value-type="string">
            <text:p text:style-name="P65">Prepare<text:span text:style-name="T53">s</text:span> property to be rigged</text:p>
          </table:table-cell>
          <table:table-cell table:style-name="Tableau6.C2" office:value-type="string">
            <text:p text:style-name="P51">true if <text:span text:style-name="T39">property can set expression, false otherwise</text:span></text:p>
          </table:table-cell>
        </table:table-row>
        <table:table-row>
          <table:table-cell table:style-name="Tableau6.A2" office:value-type="string">
            <text:p text:style-name="P129">getPropertyDimensions(property )</text:p>
          </table:table-cell>
          <table:table-cell table:style-name="Tableau6.A2" office:value-type="string">
            <text:p text:style-name="P122">Gets the dimensions of the property (1, 2 or 3), taking care of 2D layer positions (reported as 3D by AFX, but to be considdered as 2D)</text:p>
          </table:table-cell>
          <table:table-cell table:style-name="Tableau6.C2" office:value-type="string">
            <text:p text:style-name="P122">integer, number of dimensions</text:p>
          </table:table-cell>
        </table:table-row>
        <table:table-row>
          <table:table-cell table:style-name="Tableau6.A2" office:value-type="string">
            <text:p text:style-name="P129">getLength(value1, value2)</text:p>
          </table:table-cell>
          <table:table-cell table:style-name="Tableau6.A2" office:value-type="string">
            <text:p text:style-name="P140">Gets the length between the values, whichever dimensions they are</text:p>
          </table:table-cell>
          <table:table-cell table:style-name="Tableau6.C2" office:value-type="string">
            <text:p text:style-name="P122">float, length between the values</text:p>
          </table:table-cell>
        </table:table-row>
        <table:table-row>
          <table:table-cell table:style-name="Tableau6.A2" office:value-type="string">
            <text:p text:style-name="P129">getAverageSpeed(layer, property)</text:p>
          </table:table-cell>
          <table:table-cell table:style-name="Tableau6.A2" office:value-type="string">
            <text:p text:style-name="P140">Gets the average speed of the animated property, between its first and last keyframe only</text:p>
          </table:table-cell>
          <table:table-cell table:style-name="Tableau6.C2" office:value-type="string">
            <text:p text:style-name="P122">float, average speed of the property</text:p>
          </table:table-cell>
        </table:table-row>
        <table:table-row>
          <table:table-cell table:style-name="Tableau6.A2" office:value-type="string">
            <text:p text:style-name="P129">addPseudoEffect(layer, pseudoEffectName)</text:p>
          </table:table-cell>
          <table:table-cell table:style-name="Tableau6.A2" office:value-type="string">
            <text:p text:style-name="P140">Adds a Duik predefined pseudo effect to the layer</text:p>
          </table:table-cell>
          <table:table-cell table:style-name="Tableau6.C2" office:value-type="string">
            <text:p text:style-name="P122">Property, the effect added</text:p>
          </table:table-cell>
        </table:table-row>
      </table:table>
      <text:p text:style-name="P64"/>
      <text:p text:style-name="P10">Duik.<text:span text:style-name="T53">utils.prepareProperty(property,isFX,index,depth,parentName)</text:span></text:p>
      <text:p text:style-name="P52"/>
      <text:p text:style-name="P52"><text:tab/><text:span text:style-name="T38">Prepare the given property to be rigged.</text:span></text:p>
      <text:p text:style-name="P52"><text:tab/><text:span text:style-name="T20">isFX</text:span><text:span text:style-name="T40">, </text:span><text:span text:style-name="T20">index</text:span><text:span text:style-name="T40">, </text:span><text:span text:style-name="T20">depth</text:span><text:span text:style-name="T40">, </text:span><text:span text:style-name="T20">parentName</text:span><text:span text:style-name="T40"> will be filled by the method with the values corresponding to this property.</text:span></text:p>
      <text:p text:style-name="P52"><text:tab/><text:tab/></text:p>
      <text:p text:style-name="P52"><text:tab/>parameters:</text:p>
      <text:p text:style-name="P52"/>
      <text:p text:style-name="P52"><text:tab/><text:tab/><text:span text:style-name="T40">property</text:span> | <text:span text:style-name="T40">Property</text:span></text:p>
      <text:p text:style-name="P52"><text:tab/><text:tab/><text:span text:style-name="T40">isFX</text:span> | <text:span text:style-name="T40">boolean</text:span></text:p>
      <text:p text:style-name="P52"><text:tab/><text:tab/><text:span text:style-name="T41">index</text:span> | <text:span text:style-name="T41">integer</text:span></text:p>
      <text:p text:style-name="P52"><text:tab/><text:tab/><text:span text:style-name="T41">depth</text:span> | <text:span text:style-name="T41">integer</text:span></text:p>
      <text:p text:style-name="P52"><text:tab/><text:tab/><text:span text:style-name="T41">parentName</text:span> | <text:span text:style-name="T41">string</text:span></text:p>
      <text:p text:style-name="P52"><text:tab/><text:tab/><text:tab/><text:tab/></text:p>
      <text:p text:style-name="P52"><text:tab/>returns</text:p>
      <text:p text:style-name="P52"/>
      <text:p text:style-name="P112"><text:tab/><text:tab/>true if <text:span text:style-name="T39">property can set expression, false otherwise</text:span></text:p>
      <text:p text:style-name="P112"/>
      <text:p text:style-name="P131">Duik.<text:span text:style-name="T53">utils.getPropertyDimensions(property)</text:span></text:p>
      <text:p text:style-name="P113"/>
      <text:p text:style-name="P114"><text:tab/><text:span text:style-name="T52">Gets the dimensions of the property (1, 2 or 3), taking care of 2D layer positions (reported as </text:span><text:soft-page-break/><text:span text:style-name="T52">3D by AFX, but to be considdered as 2D)</text:span></text:p>
      <text:p text:style-name="P113"><text:tab/><text:tab/></text:p>
      <text:p text:style-name="P113"><text:tab/>parameters:</text:p>
      <text:p text:style-name="P113"/>
      <text:p text:style-name="P113"><text:tab/><text:tab/><text:span text:style-name="T40">property</text:span> | <text:span text:style-name="T40">Property</text:span></text:p>
      <text:p text:style-name="P113"><text:tab/><text:tab/><text:tab/><text:tab/></text:p>
      <text:p text:style-name="P113"><text:tab/>returns</text:p>
      <text:p text:style-name="P113"/>
      <text:p text:style-name="P115"><text:tab/><text:tab/><text:span text:style-name="T52">integer, number of dimensions</text:span></text:p>
      <text:p text:style-name="P115"/>
      <text:p text:style-name="P132">Duik.<text:span text:style-name="T54">utils.getLength(value1, value2)</text:span></text:p>
      <text:p text:style-name="P113"/>
      <text:p text:style-name="P116"><text:tab/><text:span text:style-name="T52">Gets the length between the values, whichever dimensions they are</text:span></text:p>
      <text:p text:style-name="P113"><text:tab/><text:tab/></text:p>
      <text:p text:style-name="P113"><text:tab/>parameters:</text:p>
      <text:p text:style-name="P113"/>
      <text:p text:style-name="P113"><text:tab/><text:tab/><text:span text:style-name="T55">value1</text:span> | <text:span text:style-name="T55">float or Array of float, first coordinates</text:span></text:p>
      <text:p text:style-name="P117"><text:tab/><text:tab/><text:span text:style-name="T55">value1</text:span> | <text:span text:style-name="T55">float or Array of float, second coordinates</text:span></text:p>
      <text:p text:style-name="P113"><text:tab/><text:tab/><text:tab/><text:tab/></text:p>
      <text:p text:style-name="P113"><text:tab/>returns</text:p>
      <text:p text:style-name="P113"/>
      <text:p text:style-name="P117"><text:tab/><text:tab/><text:span text:style-name="T52">float, length between the values</text:span></text:p>
      <text:p text:style-name="P113"/>
      <text:p text:style-name="P133">Duik.<text:span text:style-name="T56">utils.getAverageSpeed(layer, property)</text:span></text:p>
      <text:p text:style-name="P113"/>
      <text:p text:style-name="P118"><text:tab/><text:span text:style-name="T52">Gets the average speed of the animated property, between its first and last keyframe only.</text:span></text:p>
      <text:p text:style-name="P113"><text:tab/><text:tab/></text:p>
      <text:p text:style-name="P113"><text:tab/>parameters:</text:p>
      <text:p text:style-name="P113"/>
      <text:p text:style-name="P118"><text:tab/><text:tab/><text:span text:style-name="T56">layer | AVLayer of the property</text:span></text:p>
      <text:p text:style-name="P118"><text:span text:style-name="T40"><text:tab/><text:tab/>property</text:span> | <text:span text:style-name="T40">Property</text:span></text:p>
      <text:p text:style-name="P113"><text:tab/><text:tab/><text:tab/><text:tab/></text:p>
      <text:p text:style-name="P113"><text:tab/>returns</text:p>
      <text:p text:style-name="P113"/>
      <text:p text:style-name="P119"><text:tab/><text:tab/><text:span text:style-name="T52">float, average speed of the property</text:span></text:p>
      <text:p text:style-name="P113"/>
      <text:p text:style-name="P134">Duik.<text:span text:style-name="T57">utils.addPseudoEffect(layer, pseudoEffectName)</text:span></text:p>
      <text:p text:style-name="P113"/>
      <text:p text:style-name="P120"><text:tab/><text:span text:style-name="T52">Adds a Duik predefined pseudo effect to the layer. The AFX preset file of the pseudo effect must be located in the ScriptUI Panels folder and called « Duik_ » + pseudoEffectName + « .ffx ».</text:span></text:p>
      <text:p text:style-name="P123">In the preset, the effect must be called pseudoEffectName.</text:p>
      <text:p text:style-name="P113"><text:tab/><text:tab/></text:p>
      <text:p text:style-name="P113"><text:tab/>parameters:</text:p>
      <text:p text:style-name="P113"/>
      <text:p text:style-name="P113"><text:tab/><text:tab/><text:span text:style-name="T57">layer</text:span> | <text:span text:style-name="T57">AVLayer</text:span></text:p>
      <text:p text:style-name="P120"><text:tab/><text:tab/><text:span text:style-name="T57">pseudoEffectName</text:span> | <text:span text:style-name="T57">string, name of the pseudo effect</text:span></text:p>
      <text:p text:style-name="P113"><text:tab/><text:tab/><text:tab/><text:tab/></text:p>
      <text:p text:style-name="P113"><text:tab/>returns</text:p>
      <text:p text:style-name="P113"/>
      <text:p text:style-name="P121"><text:tab/><text:tab/><text:span text:style-name="T52">Property, the effect add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23:57:33.056000000</meta:creation-date>
    <meta:generator>LibreOffice/4.3.4.1$Windows_x86 LibreOffice_project/bc356b2f991740509f321d70e4512a6a54c5f243</meta:generator>
    <dc:date>2015-02-08T21:41:48.597000000</dc:date>
    <meta:editing-duration>PT2H27M53S</meta:editing-duration>
    <meta:editing-cycles>131</meta:editing-cycles>
    <meta:document-statistic meta:table-count="6" meta:image-count="0" meta:object-count="0" meta:page-count="8" meta:paragraph-count="316" meta:word-count="1189" meta:character-count="8862" meta:non-whitespace-character-count="7778"/>
  </office:meta>
</office:document-meta>
</file>